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20pt" style:font-size-asian="17.5pt" style:font-size-complex="20pt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54pt" style:font-size-asian="54pt" style:font-size-complex="5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wTo: Como fazer Café</text:p>
      <text:p text:style-name="P3"/>
      <text:list xml:id="list515767575" text:style-name="L1">
        <text:list-item>
          <text:p text:style-name="P2">Se a cafeteira tiver sido usada anteriormente, retire o filtro de café e leve para jogar fora junto com a <text:s/>vasilha(de vidro) da cafeteira, quando for enchê-la com água.</text:p>
        </text:list-item>
        <text:list-item>
          <text:p text:style-name="P2">Coloque a água da vasilha no recipiente traseiro(OLHA!) da cafeteira.</text:p>
        </text:list-item>
        <text:list-item>
          <text:p text:style-name="P2">Coloque o filtro de papel no recipiente acima do local onde fica a vasilha.</text:p>
        </text:list-item>
        <text:list-item>
          <text:p text:style-name="P1"><text:span text:style-name="T1">Coloque </text:span><text:span text:style-name="T3">5 </text:span><text:span text:style-name="T2">colheres de pó de café no FILTRO.</text:span></text:p>
        </text:list-item>
        <text:list-item>
          <text:p text:style-name="P4">Ligue a cafeteira</text:p>
        </text:list-item>
        <text:list-item>
          <text:p text:style-name="P4">Espere o recipiente encher, e coloque o café na garrafa térmica, e antes de colocar a vasilha de volta na cafeteira verifique se não está suja de café embaixo para não sujar a cafeteira!</text:p>
        </text:list-item>
      </text:list>
      <text:p text:style-name="P3"/>
      <text:p text:style-name="P3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rsis Azevedo</meta:initial-creator>
    <meta:creation-date>2010-09-14T19:55:47</meta:creation-date>
    <meta:printed-by>priscila </meta:printed-by>
    <meta:print-date>2010-09-15T12:04:40</meta:print-date>
    <dc:date>2010-09-15T12:04:56</dc:date>
    <dc:creator>priscila </dc:creator>
    <meta:editing-duration>PT00H25M02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1" meta:paragraph-count="7" meta:word-count="109" meta:character-count="592"/>
  </office:meta>
</office:document-meta>
</file>